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6"/>
        <table:table-column table:style-name="co1" table:default-cell-style-name="ce3"/>
        <table:table-column table:style-name="co3" table:default-cell-style-name="ce6"/>
        <table:table-column table:style-name="co1" table:default-cell-style-name="ce3"/>
        <table:table-column table:style-name="co3" table:default-cell-style-name="ce6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Fa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Default" table:number-columns-repeated="4"/>
          <table:table-cell table:style-name="ce1" table:number-columns-repeated="1013"/>
        </table:table-row>
        <table:table-row table:style-name="ro1">
          <table:table-cell table:style-name="ce1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Default" table:number-columns-repeated="4"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4" office:value-type="float" office:value="-0.376867312493333" calcext:value-type="float">
            <text:p>-0.376867312</text:p>
          </table:table-cell>
          <table:table-cell table:style-name="ce4" office:value-type="float" office:value="0.123132687506667" calcext:value-type="float">
            <text:p>0.123132688</text:p>
          </table:table-cell>
          <table:table-cell table:style-name="ce4" office:value-type="float" office:value="0.253734624986667" calcext:value-type="float">
            <text:p>0.253734625</text:p>
          </table:table-cell>
          <table:table-cell table:style-name="ce4" office:value-type="float" office:value="-0.123132687506667" calcext:value-type="float">
            <text:p>-0.123132688</text:p>
          </table:table-cell>
          <table:table-cell table:style-name="ce4" office:value-type="float" office:value="0.246265375013333" calcext:value-type="float">
            <text:p>0.246265375</text:p>
          </table:table-cell>
          <table:table-cell table:style-name="ce4" office:value-type="float" office:value="-0.123132687506667" calcext:value-type="float">
            <text:p>-0.12313268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5" table:number-columns-repeated="6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4" office:value-type="float" office:value="-0.253734624986667" calcext:value-type="float">
            <text:p>-0.253734625</text:p>
          </table:table-cell>
          <table:table-cell table:style-name="ce4" office:value-type="float" office:value="-0.123132687506667" calcext:value-type="float">
            <text:p>-0.123132688</text:p>
          </table:table-cell>
          <table:table-cell table:style-name="ce4" office:value-type="float" office:value="0.376867312493333" calcext:value-type="float">
            <text:p>0.376867312</text:p>
          </table:table-cell>
          <table:table-cell table:style-name="ce4" office:value-type="float" office:value="-0.246265375013333" calcext:value-type="float">
            <text:p>-0.246265375</text:p>
          </table:table-cell>
          <table:table-cell table:number-columns-repeated="2" table:style-name="ce4" office:value-type="float" office:value="0.123132687506667" calcext:value-type="float">
            <text:p>0.123132688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5" table:number-columns-repeated="6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4" office:value-type="float" office:value="0.26120387496" calcext:value-type="float">
            <text:p>0.261203875</text:p>
          </table:table-cell>
          <table:table-cell table:style-name="ce4" office:value-type="float" office:value="0" calcext:value-type="float">
            <text:p>0.000000000</text:p>
          </table:table-cell>
          <table:table-cell table:number-columns-repeated="2" table:style-name="ce4" office:value-type="float" office:value="-0.26120387496" calcext:value-type="float">
            <text:p>-0.261203875</text:p>
          </table:table-cell>
          <table:table-cell table:style-name="ce4" office:value-type="float" office:value="0.26120387496" calcext:value-type="float">
            <text:p>0.261203875</text:p>
          </table:table-cell>
          <table:table-cell table:style-name="ce4" office:value-type="float" office:value="0" calcext:value-type="float">
            <text:p>0.000000000</text:p>
          </table:table-cell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5" table:number-columns-repeated="6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4" office:value-type="float" office:value="0.246265375013333" calcext:value-type="float">
            <text:p>0.246265375</text:p>
          </table:table-cell>
          <table:table-cell table:number-columns-repeated="2" table:style-name="ce4" office:value-type="float" office:value="-0.123132687506667" calcext:value-type="float">
            <text:p>-0.123132688</text:p>
          </table:table-cell>
          <table:table-cell table:style-name="ce4" office:value-type="float" office:value="0.253734624986667" calcext:value-type="float">
            <text:p>0.253734625</text:p>
          </table:table-cell>
          <table:table-cell table:style-name="ce4" office:value-type="float" office:value="-0.376867312493333" calcext:value-type="float">
            <text:p>-0.376867312</text:p>
          </table:table-cell>
          <table:table-cell table:style-name="ce4" office:value-type="float" office:value="0.123132687506667" calcext:value-type="float">
            <text:p>0.12313268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number-columns-repeated="2" table:style-name="ce4" office:value-type="float" office:value="0.123132687506667" calcext:value-type="float">
            <text:p>0.123132688</text:p>
          </table:table-cell>
          <table:table-cell table:style-name="ce4" office:value-type="float" office:value="-0.246265375013333" calcext:value-type="float">
            <text:p>-0.246265375</text:p>
          </table:table-cell>
          <table:table-cell table:style-name="ce4" office:value-type="float" office:value="0.376867312493333" calcext:value-type="float">
            <text:p>0.376867312</text:p>
          </table:table-cell>
          <table:table-cell table:style-name="ce4" office:value-type="float" office:value="-0.253734624986667" calcext:value-type="float">
            <text:p>-0.253734625</text:p>
          </table:table-cell>
          <table:table-cell table:style-name="ce4" office:value-type="float" office:value="-0.123132687506667" calcext:value-type="float">
            <text:p>-0.123132688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07:00:36.787986501</meta:creation-date>
    <dc:date>2018-05-12T07:23:12.921151988</dc:date>
    <meta:editing-duration>PT12M13S</meta:editing-duration>
    <meta:editing-cycles>4</meta:editing-cycles>
    <meta:generator>LibreOffice/6.0.3.2$Linux_X86_64 LibreOffice_project/00m0$Build-2</meta:generator>
    <meta:print-date>2018-05-12T07:17:49.545825518</meta:print-date>
    <meta:document-statistic meta:table-count="1" meta:cell-count="77" meta:object-count="0"/>
  </office:meta>
</office:document-meta>
</file>